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0.9cm"/>
        </style:tab-stops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style:font-size-asian="15.75pt" style:font-size-complex="1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.132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14" style:family="paragraph" style:parent-style-name="Standard" style:list-style-name="L1">
      <style:paragraph-properties fo:margin-left="0.132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15" style:family="paragraph" style:parent-style-name="Standard" style:list-style-name="L1">
      <style:paragraph-properties fo:margin-left="0.106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17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5.75pt" style:font-weight-asian="normal" style:font-size-complex="18pt" style:font-weight-complex="normal"/>
    </style:style>
    <style:style style:name="P18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fo:font-weight="bold" style:font-size-asian="15.75pt" style:font-weight-asian="bold" style:font-size-complex="18pt" style:font-weight-complex="bold"/>
    </style:style>
    <style:style style:name="T6" style:family="text">
      <style:text-properties style:font-size-asian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18pt" style:font-weight-asian="normal" style:font-weight-complex="normal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 question answer</text:p>
      <text:p text:style-name="P2"/>
      <text:p text:style-name="P4">What is Data Structure</text:p>
      <text:p text:style-name="P2">Data Structures organizes data and helps to create more efficient </text:p>
      <text:p text:style-name="P3">program .The choice of data structure and algorithm can make the difference between a program running in few seconds or many days .</text:p>
      <text:p text:style-name="P2">Data Structures can be implemented in any Programming language like C,C++,Java.</text:p>
      <text:p text:style-name="P2"/>
      <text:p text:style-name="P4">What are types of Data Structures</text:p>
      <text:p text:style-name="P2">The Data Structures that are commonly used are:</text:p>
      <text:p text:style-name="P9"><text:s/>- <text:s/>Arrays </text:p>
      <text:list xml:id="list868465554" text:style-name="L1">
        <text:list-header>
          <text:p text:style-name="P14">- <text:s/>Linked Lists</text:p>
          <text:p text:style-name="P15">- <text:s/>Stacks and Queues </text:p>
          <text:p text:style-name="P14">- <text:s/>Trees</text:p>
        </text:list-header>
      </text:list>
      <text:p text:style-name="P13">- <text:s/>Graphs </text:p>
      <text:p text:style-name="P6"><text:s text:c="107"/></text:p>
      <text:p text:style-name="P7">What is Arrays</text:p>
      <text:p text:style-name="P9">Array is a collection of similar data type. The elements of Array are always stored in consecutive memory locations. </text:p>
      <text:p text:style-name="P9"/>
      <text:p text:style-name="P8">What are advantages and disadvantages of Array</text:p>
      <text:p text:style-name="P9">Advantages :</text:p>
      <text:p text:style-name="P9">1. Simple and easy to understand .</text:p>
      <text:p text:style-name="P9">2. Fast retrieval because of its indexed nature .</text:p>
      <text:p text:style-name="P9">Disadvantages :</text:p>
      <text:p text:style-name="P9">1. It is relatively expensive to insert and delete elements in an </text:p>
      <text:p text:style-name="P9">Array.</text:p>
      <text:p text:style-name="P9">2. One can not simply increase the size of array when additional space is required.</text:p>
      <text:p text:style-name="P9"/>
      <text:p text:style-name="P8"><text:soft-page-break/>What is Stacks</text:p>
      <text:p text:style-name="P9">A Stack is a list of elements in which an element may be inserted or deleted only at one end, called the top of the stack. The element </text:p>
      <text:p text:style-name="P9">are removed from a stack in the reverse order of that in which they are inserted into the stack. It is also called Last-in First-out (LIFO)</text:p>
      <text:p text:style-name="P9">Its uses a single pointer (index) to keep track of the information in the stack. </text:p>
      <text:p text:style-name="P9">There are two basic operations of stacks </text:p>
      <text:p text:style-name="P11"><text:span text:style-name="T3">“Push” </text:span><text:span text:style-name="T2">used to insert an element into the stack</text:span></text:p>
      <text:p text:style-name="P5"><text:span text:style-name="T1">“</text:span><text:span text:style-name="T5">Pop</text:span><text:span text:style-name="T1">” <text:s text:c="2"/></text:span><text:span text:style-name="T2">used to remove an element from the stack</text:span></text:p>
      <text:p text:style-name="P10"/>
      <text:p text:style-name="P7">What is Queues</text:p>
      <text:p text:style-name="P12"><text:span text:style-name="T4">A Queue is a linear list of elements in which deletions can take place only at one end, called the </text:span><text:span text:style-name="T5">front</text:span><text:span text:style-name="T4">, and insertions can take place only at the other end, called the </text:span><text:span text:style-name="T5">rear</text:span><text:span text:style-name="T4">. It is also called First-in </text:span></text:p>
      <text:p text:style-name="P10">First-out (FIFO) system. </text:p>
      <text:p text:style-name="P10"/>
      <text:p text:style-name="P7">Why we use Queues </text:p>
      <text:p text:style-name="P10">1. The purpose of a queue is to provide some form of buffering.</text:p>
      <text:p text:style-name="P10">2. process management .</text:p>
      <text:p text:style-name="P10">3. buffer between the fast computer and a slow printer . </text:p>
      <text:p text:style-name="P10"/>
      <text:p text:style-name="P7">What is Linked-list</text:p>
      <text:p text:style-name="P10">A Linked-List is a collection of nodes where each node of the list contains two parts, the first part is the data item and a second part contains a pointer to the next node. And the last node of the list contain a null pointer.</text:p>
      <text:p text:style-name="P10"/>
      <text:p text:style-name="P7">NOTE : <text:span text:style-name="T9">The elements of Linked-list are need not to be stored in consecutive memory locations.</text:span></text:p>
      <text:p text:style-name="P10"/>
      <text:p text:style-name="P10"/>
      <text:p text:style-name="P7"><text:soft-page-break/>What are Advantages and Disadvantages of Linked-list</text:p>
      <text:p text:style-name="P10">Advantages :</text:p>
      <text:list xml:id="list1962751892" text:style-name="L2">
        <text:list-header>
          <text:p text:style-name="P18">1. It is easy to insert and delete elements in the list.</text:p>
          <text:p text:style-name="P17">2. One can easily increase the size of Linked-list when additional space is required.</text:p>
        </text:list-header>
      </text:list>
      <text:p text:style-name="P10">Disadvantages :</text:p>
      <text:p text:style-name="P10">1. Searching a list is always sequential and hence it is a time consuming operation. </text:p>
      <text:p text:style-name="P10">2. We can traverse the list in only one direction. That is why it is also called a <text:span text:style-name="T7">one-way</text:span> list.</text:p>
      <text:p text:style-name="P10"/>
      <text:p text:style-name="P7">What is Circular Linked Lists</text:p>
      <text:p text:style-name="P10">A linked-list whose last node points back to the first node instead of containing the null pointer, called a circular list.</text:p>
      <text:p text:style-name="P10"/>
      <text:p text:style-name="P7">NOTE : <text:span text:style-name="T8">With the linked list traversal is possible in only one </text:span></text:p>
      <text:p text:style-name="P10">direction. This limitation is overcome with the help of double linked lists. In double linked list it is possible to traverse both in forward as well as in backward direction. </text:p>
      <text:p text:style-name="P10"/>
      <text:p text:style-name="P7">What is Double Linked List</text:p>
      <text:p text:style-name="P10">A Double Linked List is a collection of nodes where each node of the list contains three parts, the first part is the data/information and second part contains a pointer to the next node and third part contains a pointer to the previous node. It also contain a Head pointer, points to the first node in the list and a Tail pointer, points to the last node in the list.</text:p>
      <text:p text:style-name="P10"/>
      <text:p text:style-name="P7"/>
      <text:p text:style-name="P7"/>
      <text:p text:style-name="P7"/>
      <text:p text:style-name="P7"/>
      <text:p text:style-name="P7"><text:soft-page-break/>What are Advantages and Disadvantages of Double Linked List </text:p>
      <text:p text:style-name="P10">Advantages :</text:p>
      <text:p text:style-name="P10">1. <text:span text:style-name="T6">It is easy to insert and delete elements in the list.</text:span></text:p>
      <text:p text:style-name="P10"><text:span text:style-name="T6">2. </text:span>One can easily increase the size of Double Linked-list when additional space is required.</text:p>
      <text:p text:style-name="P10">3. We can traverse both in forward as well as in backward direction. That is why it is also called a <text:span text:style-name="T7">two-way</text:span> list. <text:s/></text:p>
      <text:p text:style-name="P10">Disadvantages :</text:p>
      <text:p text:style-name="P10">1. Takes up additional memory for storing the previous pointer in each node. </text:p>
      <text:p text:style-name="P10">2. Makes the insertion and deletion logic a bit complex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OpenSymbol" fo:font-size="16pt" style:font-name-asian="OpenSymbol" style:font-size-asian="14pt" style:font-name-complex="OpenSymbol" style:font-size-complex="1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TualatriX</meta:initial-creator>
    <meta:creation-date>2008-02-15T12:08:28</meta:creation-date>
    <meta:editing-cycles>17</meta:editing-cycles>
    <meta:editing-duration>PT6H54M10S</meta:editing-duration>
    <dc:date>2012-10-24T10:49:23</dc:date>
    <dc:creator>deepak </dc:creator>
    <meta:document-statistic meta:table-count="0" meta:image-count="0" meta:object-count="0" meta:page-count="4" meta:paragraph-count="61" meta:word-count="698" meta:character-count="3942"/>
    <meta:user-defined meta:name="Info 1"/>
    <meta:user-defined meta:name="Info 2"/>
    <meta:user-defined meta:name="Info 3"/>
    <meta:user-defined meta:name="Info 4"/>
  </office:meta>
</office:document-meta>
</file>